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2cm" style:rel-column-width="3212*"/>
    </style:style>
    <style:style style:name="Таблица1.B" style:family="table-column">
      <style:table-column-properties style:column-width="5.523cm" style:rel-column-width="3133*"/>
    </style:style>
    <style:style style:name="Таблица1.C" style:family="table-column">
      <style:table-column-properties style:column-width="5.817cm" style:rel-column-width="330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fo:font-size="13pt" officeooo:rsid="00123bff" officeooo:paragraph-rsid="00123bff" style:font-size-asian="13pt" style:font-size-complex="13pt"/>
    </style:style>
    <style:style style:name="P2" style:family="paragraph" style:parent-style-name="Standard">
      <style:paragraph-properties fo:line-height="115%" fo:text-align="start" style:justify-single-word="false"/>
      <style:text-properties fo:font-size="13pt" officeooo:rsid="00123bff" officeooo:paragraph-rsid="00123bff" style:font-size-asian="13pt" style:font-size-complex="13pt"/>
    </style:style>
    <style:style style:name="P3" style:family="paragraph" style:parent-style-name="Standard">
      <style:paragraph-properties fo:line-height="115%" fo:text-align="start" style:justify-single-word="false"/>
      <style:text-properties fo:font-size="13pt" fo:font-weight="bold" officeooo:rsid="00123bff" officeooo:paragraph-rsid="00123bff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3pt" fo:font-style="italic" officeooo:rsid="00123bff" officeooo:paragraph-rsid="00123bff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123bff"/>
    </style:style>
    <style:style style:name="P6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size="13pt" officeooo:rsid="00123bff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тическая часть</text:p>
      <text:p text:style-name="P1"/>
      <text:p text:style-name="P5"><text:span text:style-name="Strong_20_Emphasis"><text:span text:style-name="T1">Программный измерительный монитор </text:span></text:span><text:span text:style-name="Strong_20_Emphasis"><text:span text:style-name="T2">— </text:span></text:span><text:span text:style-name="T1">это специальное программное средство, предназначенное для сбора, анализа и отображения различных метрик и показателей качества программного кода или работы программного обеспечения.</text:span></text:p>
      <text:p text:style-name="P2"/>
      <text:p text:style-name="P2"/>
      <text:p text:style-name="P2">Три ключевые характеристики ПО, которые можно измерить с помощью мониторов</text:p>
      <text:p text:style-name="P2"/>
      <text:p text:style-name="P2">1. Производительность <text:s/></text:p>
      <text:p text:style-name="P2">Измеряется время отклика, нагрузка на процессор, использование памяти, пропускная способность и другие параметры, связанные с эффективностью работы программы.</text:p>
      <text:p text:style-name="P2"/>
      <text:p text:style-name="P2">2. Качество кода <text:s/></text:p>
      <text:p text:style-name="P2">Включает метрики, такие как количество ошибок, уровень покрытия тестами, сложность кода, наличие потенциальных уязвимостей и стиль написания.</text:p>
      <text:p text:style-name="P2"/>
      <text:p text:style-name="P2">3. Надежность <text:s/></text:p>
      <text:p text:style-name="P2">Отслеживаются показатели устойчивости к сбоям, частота отказов, время безотказной работы и другие параметры, влияющие на стабильность работы системы.</text:p>
      <text:p text:style-name="P2"/>
      <text:p text:style-name="P2"/>
      <text:p text:style-name="P3">Последовательность действий: запуск программы с монитором → сбор данных → интерпретация результатов.</text:p>
      <text:p text:style-name="P2"/>
      <text:p text:style-name="P2"/>
      <text:p text:style-name="P2">1. Запуск программы с монитором</text:p>
      <text:p text:style-name="P2"/>
      <text:p text:style-name="P2">2. Сбор данных <text:s/></text:p>
      <text:p text:style-name="P2"><text:s text:c="3"/>- Монитор фиксирует ключевые метрики работы: время отклика, использование процессора, памяти, количество ошибок и другие заданные параметры. <text:s/></text:p>
      <text:p text:style-name="P2"><text:s text:c="3"/>- Данные собираются в реальном времени или с заданным интервалом, при этом сохраняются в логи или базы для последующего анализа.</text:p>
      <text:p text:style-name="P2"/>
      <text:p text:style-name="P2">3. Интерпретация результатов <text:s/></text:p>
      <text:p text:style-name="P2"><text:s text:c="3"/>- Анализ полученных метрик для выявления узких мест, отклонений или сбоев в работе. <text:s/></text:p>
      <text:p text:style-name="P2"><text:s text:c="3"/>- Сравнение с эталонными значениями или требованиями к производительности и качеству. <text:s/></text:p>
      <text:p text:style-name="P2"><text:s text:c="3"/>- Формирование отчётов и рекомендаций по оптимизации или исправлению проблем.</text:p>
      <text:p text:style-name="P2"/>
      <text:p text:style-name="P1"><text:soft-page-break/>Практическая часть</text:p>
      <text:p text:style-name="P1"/>
      <text:p text:style-name="P2"><text:span text:style-name="T3">Задание 1:</text:span> Измерение времени выполнения</text:p>
      <text:p text:style-name="P2"/>
      <text:p text:style-name="P2">1. Сгенерировать в Python массив из 10 000 000 случайных чисел и отсортировать его:</text:p>
      <text:p text:style-name="P2">__</text:p>
      <text:p text:style-name="P4">import random</text:p>
      <text:p text:style-name="P4"/>
      <text:p text:style-name="P4">arr = [random.randint(1, 1000000000) for _ in range(10000000)]</text:p>
      <text:p text:style-name="P4">arr.sort()</text:p>
      <text:p text:style-name="P2">__</text:p>
      <text:p text:style-name="P2"/>
      <text:p text:style-name="P2">2. Запустить замер времени для:</text:p>
      <text:p text:style-name="P2"/>
      <text:p text:style-name="P2">- linear_search.py — программа с функцией линейного поиска</text:p>
      <text:p text:style-name="P2">- binary_search.py — программа с функцией бинарного поиска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Алгоритм</text:p>
          </table:table-cell>
          <table:table-cell table:style-name="Таблица1.A1" office:value-type="string">
            <text:p text:style-name="P6">Реальное время (мс)</text:p>
          </table:table-cell>
          <table:table-cell table:style-name="Таблица1.C1" office:value-type="string">
            <text:p text:style-name="P6">Использование памяти (МБ)</text:p>
          </table:table-cell>
        </table:table-row>
        <table:table-row>
          <table:table-cell table:style-name="Таблица1.A2" office:value-type="string">
            <text:p text:style-name="P6">Линейный поиск</text:p>
          </table:table-cell>
          <table:table-cell table:style-name="Таблица1.A2" office:value-type="string">
            <text:p text:style-name="P6">20 000 – 30 000</text:p>
          </table:table-cell>
          <table:table-cell table:style-name="Таблица1.C2" office:value-type="string">
            <text:p text:style-name="P6">~50 – 60</text:p>
          </table:table-cell>
        </table:table-row>
        <table:table-row>
          <table:table-cell table:style-name="Таблица1.A2" office:value-type="string">
            <text:p text:style-name="P6">Бинарный поиск</text:p>
          </table:table-cell>
          <table:table-cell table:style-name="Таблица1.A2" office:value-type="string">
            <text:p text:style-name="P6">0,1 – 1</text:p>
          </table:table-cell>
          <table:table-cell table:style-name="Таблица1.C2" office:value-type="string">
            <text:p text:style-name="P6">~50 – 60</text:p>
          </table:table-cell>
        </table:table-row>
      </table:table>
      <text:p text:style-name="P2"/>
      <text:p text:style-name="P2"/>
      <text:p text:style-name="P2"/>
      <text:p text:style-name="P2"><text:span text:style-name="T3">Задание 2:</text:span> Измерение использования памяти</text:p>
      <text:p text:style-name="P2"/>
      <text:p text:style-name="P2">1. Установка модуля</text:p>
      <text:p text:style-name="P2">__</text:p>
      <text:p text:style-name="P4">pip install memory_profiler</text:p>
      <text:p text:style-name="P2">__</text:p>
      <text:p text:style-name="P2"/>
      <text:p text:style-name="P2"/>
      <text:p text:style-name="P2">2. Добавление в код декораторы для замера памяти</text:p>
      <text:p text:style-name="P2"/>
      <text:p text:style-name="P2">__</text:p>
      <text:p text:style-name="P2">from memory_profiler import profile</text:p>
      <text:p text:style-name="P2"/>
      <text:p text:style-name="P2">@profile</text:p>
      <text:p text:style-name="P2">def linear_search(arr, target):</text:p>
      <text:p text:style-name="P2"><text:s text:c="4"/>for i in range(len(arr)):</text:p>
      <text:p text:style-name="P2"><text:soft-page-break/><text:s text:c="8"/>if arr[i] == target:</text:p>
      <text:p text:style-name="P2"><text:s text:c="12"/>return i</text:p>
      <text:p text:style-name="P2"><text:s text:c="4"/>return -1</text:p>
      <text:p text:style-name="P2"/>
      <text:p text:style-name="P2">@profile</text:p>
      <text:p text:style-name="P2">def binary_search(arr, target):</text:p>
      <text:p text:style-name="P2"><text:s text:c="4"/>left, right = 0, len(arr) - 1</text:p>
      <text:p text:style-name="P2"><text:s text:c="4"/>while left &lt;= right:</text:p>
      <text:p text:style-name="P2"><text:s text:c="8"/>mid = (left + right) // 2</text:p>
      <text:p text:style-name="P2"><text:s text:c="8"/>if arr[mid] == target:</text:p>
      <text:p text:style-name="P2"><text:s text:c="12"/>return mid</text:p>
      <text:p text:style-name="P2"><text:s text:c="8"/>elif arr[mid] &lt; target:</text:p>
      <text:p text:style-name="P2"><text:s text:c="12"/>left = mid + 1</text:p>
      <text:p text:style-name="P2"><text:s text:c="8"/>else:</text:p>
      <text:p text:style-name="P2"><text:s text:c="12"/>right = mid - 1</text:p>
      <text:p text:style-name="P2"><text:s text:c="4"/>return -1</text:p>
      <text:p text:style-name="P2"/>
      <text:p text:style-name="P2">if _name_ == "_main_":</text:p>
      <text:p text:style-name="P2"><text:s text:c="4"/>arr = list(range(10**7))</text:p>
      <text:p text:style-name="P2"><text:s text:c="4"/>target = 10**7 - 1</text:p>
      <text:p text:style-name="P2"><text:s text:c="4"/>linear_search(arr, target)</text:p>
      <text:p text:style-name="P2"><text:s text:c="4"/>binary_search(arr, target)</text:p>
      <text:p text:style-name="P2">__</text:p>
      <text:p text:style-name="P2"/>
      <text:p text:style-name="P2">3. Запуск скрипта для замера</text:p>
      <text:p text:style-name="P2"/>
      <text:p text:style-name="P2">Пиковое использование памяти для массива из 10 миллионов целых чисел, где каждый int занимает 4 байта: 10.000.000 * 4 байта ≈ 40 Мб. С учетом накладных структур и интерпретатора Python — около 100 Мб).</text:p>
      <text:p text:style-name="P2"/>
      <text:p text:style-name="P2"/>
      <text:p text:style-name="P3">Задание 3</text:p>
      <text:p text:style-name="P2"/>
      <text:p text:style-name="P3">Алгоритм, который работает быстрее на больших данных:</text:p>
      <text:p text:style-name="P2">Бинарный поиск работает значительно быстрее на больших данных, потому что он сокращает количество операций до нескольких десятков при миллионах элементов, что существенно экономит время.</text:p>
      <text:p text:style-name="P2"/>
      <text:p text:style-name="P3">Алгоритм, который использует меньше памяти</text:p>
      <text:p text:style-name="P2">Линейный поиск использует минимум дополнительной памяти, так как просто последовательно проверяет элементы без рекурсии или сложных структур данных. <text:soft-page-break/>Память необходима только для хранения исходного массива и нескольких вспомогательных переменных.</text:p>
      <text:p text:style-name="P2"/>
      <text:p text:style-name="P2"/>
      <text:p text:style-name="P3">Ограничения инструментов time и memory_profiler</text:p>
      <text:p text:style-name="P2"/>
      <text:p text:style-name="P2">time <text:s/></text:p>
      <text:p text:style-name="P2">- Измеряет только время выполнения кода, не предоставляет информации о потреблении памяти. <text:s/></text:p>
      <text:p text:style-name="P2">- Работает на уровне системы, может быть неточным при небольших временных интервалах из-за системных прерываний и фоновых процессов. <text:s/></text:p>
      <text:p text:style-name="P2">- Не детализирует время по отдельным операциям внутри функции. <text:s/></text:p>
      <text:p text:style-name="P2"/>
      <text:p text:style-name="P2">memory_profiler <text:s/></text:p>
      <text:p text:style-name="P2">- Отслеживает использование оперативной памяти с помощью периодических замеров (обычно с интервалом 0.1 секунды), что может пропускать быстрые всплески потребления памяти. <text:s/></text:p>
      <text:p text:style-name="P2">- Требует установки и поддержки Python-окружения, иногда сложно интегрируется с многопоточными или асинхронными программами. <text:s/></text:p>
      <text:p text:style-name="P2">- Профилирует только потребление памяти внутри Python-процесса, не учитывая потребление другими системными ресурсами или внешними библиотеками. <text:s/></text:p>
      <text:p text:style-name="P2"/>
      <text:p text:style-name="P2"/>
      <text:p text:style-name="P3">Вывод</text:p>
      <text:p text:style-name="P2"/>
      <text:p text:style-name="P2">Комбинированное применение всех инструментов позволяет эффективно оптимизировать и скорость, и потребление ресурсов.</text:p>
      <text:p text:style-name="P2">Применение измерительных мониторов особенно важно для точного контроля и оптимизации работы программ и систем. Они позволяют выявлять проблемы с производительностью, обеспечивать стабильность и своевременный отклик, а также предотвращать сбои в критически важных приложениях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0:18:29.470956927</meta:creation-date>
    <dc:date>2025-06-05T11:38:58.323101758</dc:date>
    <meta:editing-duration>PT1H20M29S</meta:editing-duration>
    <meta:editing-cycles>1</meta:editing-cycles>
    <meta:document-statistic meta:table-count="1" meta:image-count="0" meta:object-count="0" meta:page-count="4" meta:paragraph-count="89" meta:word-count="616" meta:character-count="4713" meta:non-whitespace-character-count="4007"/>
    <meta:generator>LibreOffice/7.6.4.1$Linux_X86_64 LibreOffice_project/60$Build-1</meta:generator>
  </office:meta>
</office:document-meta>
</file>